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5.092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800000" style:text-position=""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 style:text-position=""/>
    </style:style>
    <style:style style:name="ce4" style:family="table-cell" style:parent-style-name="Default">
      <style:text-properties fo:color="#800000" style:text-position=""/>
    </style:style>
    <style:style style:name="ce5" style:family="table-cell" style:parent-style-name="Default">
      <style:text-properties fo:color="#cc0000" style:text-position="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 style:text-position=""/>
    </style:style>
    <style:style style:name="ce8" style:family="table-cell" style:parent-style-name="Default">
      <style:text-properties style:use-window-font-color="true" style:text-position=""/>
    </style:style>
    <style:style style:name="ce9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800000" fo:font-weight="bold" style:font-weight-asian="bold" style:font-weight-complex="bold"/>
    </style:style>
    <style:style style:name="ce12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ext-properties fo:color="#800000"/>
    </style:style>
    <style:style style:name="ce14" style:family="table-cell" style:parent-style-name="Default">
      <style:text-properties fo:color="#cc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ext-properties fo:color="#009900" style:font-name="Liberation Sans" style:font-name-asian="Droid Sans Fallback" style:font-name-complex="FreeSans"/>
    </style:style>
    <style:style style:name="ce20" style:family="table-cell" style:parent-style-name="Default">
      <style:text-properties fo:color="#009900"/>
    </style:style>
    <style:style style:name="ce21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Images ke background ko sahi karo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heck all got &amp; format frequently (to avoid later haphazard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ISCUSS:</text:p>
          </table:table-cell>
          <table:table-cell table:number-columns-repeated="4"/>
          <table:table-cell office:value-type="string" calcext:value-type="string">
            <text:p>mapNgrid file has got too much stuff – do someth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0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20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check printing text in openG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0" office:value-type="string" calcext:value-type="string">
            <text:p>Phase – 2 </text:p>
          </table:table-cell>
          <table:table-cell table:style-name="ce10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style-name="ce21" office:value-type="string" calcext:value-type="string">
            <text:p>print in notification tab – which item take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10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35.206cm" svg:y="14.145cm" draw:caption-point-x="-20.571cm" draw:caption-point-y="6.18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0" office:value-type="string" calcext:value-type="string">
            <text:p><text:span text:style-name="T4">Phase</text:span> – 3</text:p>
          </table:table-cell>
          <table:table-cell table:style-name="ce10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17:24:55.568795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2T19:17:51.457765613</dc:date>
    <meta:editing-duration>P1DT27M30S</meta:editing-duration>
    <meta:editing-cycles>172</meta:editing-cycles>
    <meta:generator>LibreOffice/4.2.6.3$Linux_X86_64 LibreOffice_project/420m0$Build-3</meta:generator>
    <meta:document-statistic meta:table-count="4" meta:cell-count="169" meta:object-count="0"/>
  </office:meta>
</office:document-meta>
</file>